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CABB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5.08cm"/>
    </style:style>
    <style:style style:name="co2" style:family="table-column">
      <style:table-column-properties fo:break-before="auto" style:column-width="6.799791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8.7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Admission Type Code</text:p>
          </table:table-cell>
          <table:table-cell office:value-type="string" table:style-name="ce2">
            <text:p>Admission Type Descriptio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</text:p>
          </table:table-cell>
          <table:table-cell office:value-type="string" table:style-name="ce3">
            <text:p>Emergency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</text:p>
          </table:table-cell>
          <table:table-cell office:value-type="string" table:style-name="ce3">
            <text:p>Urgent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3</text:p>
          </table:table-cell>
          <table:table-cell office:value-type="string" table:style-name="ce3">
            <text:p>Electiv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4</text:p>
          </table:table-cell>
          <table:table-cell office:value-type="string" table:style-name="ce3">
            <text:p>Newborn</text:p>
          </table:table-cell>
          <table:table-cell table:number-columns-repeated="16382"/>
        </table:table-row>
        <table:table-row table:number-rows-repeated="10485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KRITI</meta:initial-creator>
    <dc:creator>user</dc:creator>
    <meta:creation-date>2020-01-03T10:22:14Z</meta:creation-date>
    <dc:date>2020-04-29T09:32:34Z</dc:date>
    <meta:user-defined meta:name="WorkbookGuid">c0e5953f-31a7-49aa-a5cd-bafb3f491eba</meta:user-defined>
    <meta:user-defined meta:name="ConnectionInfosStorage">WorkbookXmlParts</meta:user-defined>
  </office:meta>
</office:document-meta>
</file>